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5896613291988635" text:style-name="L2">
        <text:list-item>
          <text:p text:style-name="P1">Github is like your coding resume</text:p>
        </text:list-item>
      </text:list>
      <text:p text:style-name="Standard"/>
      <text:p text:style-name="Standard"/>
      <text:p text:style-name="Standard">3 main projects during the course</text:p>
      <text:p text:style-name="Standard">awesome answers (with instructor)</text:p>
      <text:p text:style-name="Standard">fund,sy(with instructor) </text:p>
      <text:p text:style-name="Standard">PM tool(assignment) <text:s/>---&gt; project management tool</text:p>
      <text:p text:style-name="Standard"/>
      <text:p text:style-name="Standard">+Your project with a team member</text:p>
      <text:p text:style-name="Standard"/>
      <text:p text:style-name="Standard"/>
      <text:p text:style-name="Standard">Come up with plan to get hired</text:p>
      <text:p text:style-name="Standard">-where want to work</text:p>
      <text:p text:style-name="Standard">-build connections early</text:p>
      <text:p text:style-name="Standard"/>
      <text:p text:style-name="Standard"/>
      <text:list xml:id="list3439760943067721800" text:style-name="L3">
        <text:list-item>
          <text:p text:style-name="P2">Ruby can be used to program anything, desktop applications, web apps – it is a general purpose programming language</text:p>
        </text:list-item>
        <text:list-item>
          <text:p text:style-name="P2">sudo ln -s &lt;/applications/sublime\ text.app/ ------&gt; is creating a symbolic link with administrator privilages</text:p>
        </text:list-item>
        <text:list-item>
          <text:p text:style-name="P2">all variables in ruby are mutable, meaning you can mutate or change it whenever you want.</text:p>
        </text:list-item>
        <text:list-item>
          <text:p text:style-name="P4">String ruby in google shows you all the methods you can use </text:p>
        </text:list-item>
        <text:list-item>
          <text:p text:style-name="P4">when you see two slashes it means regular expressions</text:p>
        </text:list-item>
        <text:list-item>
          <text:p text:style-name="P4">.class shows the class</text:p>
        </text:list-item>
        <text:list-item>
          <text:p text:style-name="P6">command k clears the screen</text:p>
        </text:list-item>
      </text:list>
      <text:p text:style-name="P5"/>
      <text:p text:style-name="P5">Linux commands</text:p>
      <text:p text:style-name="P5">/ root directory</text:p>
      <text:p text:style-name="P5">root user is the administrator</text:p>
      <text:p text:style-name="P5">regular user usually only has permission to a couple folders</text:p>
      <text:p text:style-name="P5">thats why when you install stuff you run as the root users</text:p>
      <text:p text:style-name="P5"/>
      <text:p text:style-name="P5">pwd gives you folder you are currently in right now</text:p>
      <text:p text:style-name="P5">whoami tells you the current user</text:p>
      <text:p text:style-name="P5">sudo whoami</text:p>
      <text:p text:style-name="P5">cd / change directory to root</text:p>
      <text:p text:style-name="P5">cd ~ changes directory back to the user directory</text:p>
      <text:p text:style-name="P5">touch &lt;test.rb&gt; a way to quickly create a file.</text:p>
      <text:p text:style-name="P5">ls -la gives a more detailed list</text:p>
      <text:p text:style-name="P5">chmod (number) changes rights to a particular file. (Look up what number to use on google)</text:p>
      <text:p text:style-name="P5">@ find ---&gt; / (This searches root), -name (searches for the name of the file)</text:p>
      <text:p text:style-name="P5">need to use sudo so no problems: sudo find / -name abc</text:p>
      <text:p text:style-name="P5">open . <text:s/>(Will open the current folder in finder)</text:p>
      <text:p text:style-name="P5">mkdir .abc creates a hidden file</text:p>
      <text:p text:style-name="P5"/>
      <text:p text:style-name="P3">man is the manual command, so you can do man -ls will show you the manual for ls command</text:p>
      <text:p text:style-name="P5"/>
      <text:p text:style-name="P5">top command shows you all the processes that are currently running.</text:p>
      <text:p text:style-name="P5">kill command kills an app that is running. </text:p>
      <text:p text:style-name="P5">ps gives you all current processes running</text:p>
      <text:p text:style-name="P5"><text:soft-page-break/>command t creates a new tab</text:p>
      <text:p text:style-name="P5">cp command copies, cp strings.rb strings_new.rb</text:p>
      <text:p text:style-name="P5">mv Moves a file. Cp stringes_new.rb ../ &lt;This moves the file up a directory&gt;</text:p>
      <text:p text:style-name="P5">this generating an ssh key. It works basically by giving someone a public key, and you have the private key. To be able to decrypt something you need the private key.</text:p>
      <text:p text:style-name="P5"/>
      <text:p text:style-name="P5">GIT is distributed source control. GIT hub is a hub for source control.</text:p>
      <text:p text:style-name="P5">A commit is a snapshot of code at that particular moment, every time you do a change you make a commit. So it creates a chain that you can back in time with and look at them.</text:p>
      <text:p text:style-name="P5"/>
      <text:p text:style-name="P5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Maule</meta:initial-creator>
    <meta:creation-date>2014-08-04T09:27:42</meta:creation-date>
    <dc:date>2014-08-04T14:40:53</dc:date>
    <dc:creator>Alan Maule</dc:creator>
    <meta:editing-duration>PT5H13M12S</meta:editing-duration>
    <meta:editing-cycles>20</meta:editing-cycles>
    <meta:generator>OpenOffice/4.1.0$Unix OpenOffice.org_project/410m18$Build-9764</meta:generator>
    <meta:document-statistic meta:table-count="0" meta:image-count="0" meta:object-count="0" meta:page-count="2" meta:paragraph-count="43" meta:word-count="425" meta:character-count="2295"/>
  </office:meta>
</office:document-meta>
</file>